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min-row-height="0.1215in"/>
    </style:style>
    <style:style style:name="Table1.A1" style:family="table-cell">
      <style:table-cell-properties fo:background-color="#eeeeee" fo:padding="0.1299in" fo:border="none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min-row-height="0.1215in"/>
    </style:style>
    <style:style style:name="Table2.A1" style:family="table-cell">
      <style:table-cell-properties fo:background-color="#eeeeee" fo:padding="0.1299in" fo:border="none" style:writing-mode="pag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1215in"/>
    </style:style>
    <style:style style:name="Table3.A1" style:family="table-cell">
      <style:table-cell-properties fo:background-color="#eeeeee" fo:padding="0.1299in" fo:border="none" style:writing-mode="pag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min-row-height="0.1215in"/>
    </style:style>
    <style:style style:name="Table4.A1" style:family="table-cell">
      <style:table-cell-properties fo:background-color="#eeeeee" fo:padding="0.1299in" fo:border="none" style:writing-mode="pag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min-row-height="0.1215in"/>
    </style:style>
    <style:style style:name="Table5.A1" style:family="table-cell">
      <style:table-cell-properties fo:background-color="#eeeeee" fo:padding="0.1299in" fo:border="none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Drawing">
      <style:text-properties officeooo:paragraph-rsid="00109c8d"/>
    </style:style>
    <style:style style:name="P6" style:family="paragraph" style:parent-style-name="Text_20_body">
      <style:text-properties officeooo:rsid="000f3545" officeooo:paragraph-rsid="000f3545"/>
    </style:style>
    <style:style style:name="P7" style:family="paragraph" style:parent-style-name="Text_20_body">
      <style:text-properties officeooo:rsid="000f3545" officeooo:paragraph-rsid="00109c8d"/>
    </style:style>
    <style:style style:name="P8" style:family="paragraph" style:parent-style-name="Standard">
      <style:paragraph-properties fo:text-align="center" style:justify-single-word="false"/>
      <style:text-properties officeooo:rsid="000f3545" officeooo:paragraph-rsid="000f3545"/>
    </style:style>
    <style:style style:name="P9" style:family="paragraph" style:parent-style-name="Text_20_body">
      <style:text-properties officeooo:rsid="000f3545" officeooo:paragraph-rsid="001d9e1e"/>
    </style:style>
    <style:style style:name="P10" style:family="paragraph" style:parent-style-name="Text_20_body">
      <style:text-properties officeooo:rsid="00109c8d" officeooo:paragraph-rsid="00109c8d"/>
    </style:style>
    <style:style style:name="P11" style:family="paragraph" style:parent-style-name="Text_20_body">
      <style:text-properties officeooo:rsid="0013f685" officeooo:paragraph-rsid="0013f685"/>
    </style:style>
    <style:style style:name="P12" style:family="paragraph" style:parent-style-name="Text_20_body">
      <style:text-properties officeooo:paragraph-rsid="0013f685"/>
    </style:style>
    <style:style style:name="P13" style:family="paragraph" style:parent-style-name="Text_20_body">
      <style:text-properties officeooo:rsid="0019d8d1" officeooo:paragraph-rsid="001b465c"/>
    </style:style>
    <style:style style:name="P14" style:family="paragraph" style:parent-style-name="Preformatted_20_Text">
      <style:text-properties officeooo:paragraph-rsid="001d2d77"/>
    </style:style>
    <style:style style:name="P15" style:family="paragraph" style:parent-style-name="Text_20_body">
      <style:text-properties officeooo:rsid="001871d2" officeooo:paragraph-rsid="001871d2"/>
    </style:style>
    <style:style style:name="P16" style:family="paragraph" style:parent-style-name="Drawing">
      <style:paragraph-properties fo:text-align="center" style:justify-single-word="false"/>
    </style:style>
    <style:style style:name="P17" style:family="paragraph" style:parent-style-name="Heading_20_1">
      <style:paragraph-properties fo:break-before="page"/>
      <style:text-properties officeooo:paragraph-rsid="001d9e1e"/>
    </style:style>
    <style:style style:name="P18" style:family="paragraph" style:parent-style-name="Heading_20_1">
      <style:paragraph-properties fo:break-before="page"/>
      <style:text-properties officeooo:rsid="000f3545" officeooo:paragraph-rsid="000f3545"/>
    </style:style>
    <style:style style:name="P19" style:family="paragraph" style:parent-style-name="Heading_20_1">
      <style:paragraph-properties fo:break-before="page"/>
      <style:text-properties officeooo:rsid="000f3545" officeooo:paragraph-rsid="00109c8d"/>
    </style:style>
    <style:style style:name="P20" style:family="paragraph" style:parent-style-name="Heading_20_1">
      <style:paragraph-properties fo:break-before="page"/>
      <style:text-properties officeooo:rsid="00112645" officeooo:paragraph-rsid="00109c8d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2">
      <style:text-properties officeooo:paragraph-rsid="00109c8d"/>
    </style:style>
    <style:style style:name="P23" style:family="paragraph" style:parent-style-name="Heading_20_2">
      <style:text-properties officeooo:rsid="0019d8d1" officeooo:paragraph-rsid="001b465c"/>
    </style:style>
    <style:style style:name="P24" style:family="paragraph" style:parent-style-name="Heading_20_2">
      <style:text-properties officeooo:rsid="0020e2b0" officeooo:paragraph-rsid="0020e2b0"/>
    </style:style>
    <style:style style:name="P25" style:family="paragraph" style:parent-style-name="Heading_20_3">
      <style:text-properties officeooo:rsid="00109c8d" officeooo:paragraph-rsid="00109c8d"/>
    </style:style>
    <style:style style:name="P26" style:family="paragraph" style:parent-style-name="Heading_20_3">
      <style:text-properties officeooo:rsid="00109c8d" officeooo:paragraph-rsid="001d2d77"/>
    </style:style>
    <style:style style:name="P27" style:family="paragraph" style:parent-style-name="Heading_20_3">
      <style:text-properties officeooo:paragraph-rsid="00109c8d"/>
    </style:style>
    <style:style style:name="P28" style:family="paragraph" style:parent-style-name="Heading_20_3">
      <style:text-properties officeooo:paragraph-rsid="001d2d77"/>
    </style:style>
    <style:style style:name="T1" style:family="text">
      <style:text-properties officeooo:rsid="00109c8d"/>
    </style:style>
    <style:style style:name="T2" style:family="text">
      <style:text-properties officeooo:rsid="00112645"/>
    </style:style>
    <style:style style:name="T3" style:family="text">
      <style:text-properties officeooo:rsid="0013121f"/>
    </style:style>
    <style:style style:name="T4" style:family="text">
      <style:text-properties officeooo:rsid="0013f685"/>
    </style:style>
    <style:style style:name="T5" style:family="text">
      <style:text-properties officeooo:rsid="0015b9ea"/>
    </style:style>
    <style:style style:name="T6" style:family="text">
      <style:text-properties officeooo:rsid="0020e2b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5">Pocket Dimensions</text:span>:</text:p>
      <text:p text:style-name="P8">Exploring Fractals Portfolio</text:p>
      <text:p text:style-name="P8"/>
      <text:p text:style-name="P8">Lorenzo D. Moon</text:p>
      <text:p text:style-name="P8">Dr. David Ely</text:p>
      <text:p text:style-name="P8">CS-429 Exploring Fractals</text:p>
      <text:p text:style-name="P8">Date TBD</text:p>
      <text:p text:style-name="P8"/>
      <text:h text:style-name="P17" text:outline-level="1"><text:bookmark-start text:name="__RefHeading___Toc3_1527933367"/>Abstract<text:bookmark-end text:name="__RefHeading___Toc3_1527933367"/></text:h>
      <text:p text:style-name="P9">Words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1"><text:a xlink:type="simple" xlink:href="#__RefHeading___Toc3_1527933367" text:style-name="Index_20_Link" text:visited-style-name="Index_20_Link">Abstract<text:tab/>2</text:a></text:p>
          <text:p text:style-name="P1"><text:a xlink:type="simple" xlink:href="#__RefHeading___Toc5_1527933367" text:style-name="Index_20_Link" text:visited-style-name="Index_20_Link">Recursion<text:tab/>4</text:a></text:p>
          <text:p text:style-name="P2"><text:a xlink:type="simple" xlink:href="#__RefHeading___Toc8_1527933367" text:style-name="Index_20_Link" text:visited-style-name="Index_20_Link">Specific Design<text:tab/>4</text:a></text:p>
          <text:p text:style-name="P3"><text:a xlink:type="simple" xlink:href="#__RefHeading___Toc10_1527933367" text:style-name="Index_20_Link" text:visited-style-name="Index_20_Link">Mathematics<text:tab/>4</text:a></text:p>
          <text:p text:style-name="P3"><text:a xlink:type="simple" xlink:href="#__RefHeading___Toc12_1527933367" text:style-name="Index_20_Link" text:visited-style-name="Index_20_Link">Code<text:tab/>4</text:a></text:p>
          <text:p text:style-name="P3"><text:a xlink:type="simple" xlink:href="#__RefHeading___Toc14_1527933367" text:style-name="Index_20_Link" text:visited-style-name="Index_20_Link">External Links<text:tab/>4</text:a></text:p>
          <text:p text:style-name="P1"><text:a xlink:type="simple" xlink:href="#__RefHeading___Toc5_1527933367%20Copy%201" text:style-name="Index_20_Link" text:visited-style-name="Index_20_Link">L-System<text:tab/>5</text:a></text:p>
          <text:p text:style-name="P2"><text:a xlink:type="simple" xlink:href="#__RefHeading___Toc8_1527933367%20Copy%201" text:style-name="Index_20_Link" text:visited-style-name="Index_20_Link">Specific Design<text:tab/>5</text:a></text:p>
          <text:p text:style-name="P3"><text:a xlink:type="simple" xlink:href="#__RefHeading___Toc10_1527933367%20Copy%201" text:style-name="Index_20_Link" text:visited-style-name="Index_20_Link">Mathematics<text:tab/>5</text:a></text:p>
          <text:p text:style-name="P3"><text:a xlink:type="simple" xlink:href="#__RefHeading___Toc12_1527933367%20Copy%201" text:style-name="Index_20_Link" text:visited-style-name="Index_20_Link">Code<text:tab/>5</text:a></text:p>
          <text:p text:style-name="P3"><text:a xlink:type="simple" xlink:href="#__RefHeading___Toc14_1527933367%20Copy%201" text:style-name="Index_20_Link" text:visited-style-name="Index_20_Link">External Links<text:tab/>5</text:a></text:p>
          <text:p text:style-name="P1"><text:a xlink:type="simple" xlink:href="#__RefHeading___Toc5_1527933367%20Copy%202" text:style-name="Index_20_Link" text:visited-style-name="Index_20_Link">Iterative Function System<text:tab/>6</text:a></text:p>
          <text:p text:style-name="P2"><text:a xlink:type="simple" xlink:href="#__RefHeading___Toc8_1527933367%20Copy%202" text:style-name="Index_20_Link" text:visited-style-name="Index_20_Link">Specific Design<text:tab/>6</text:a></text:p>
          <text:p text:style-name="P3"><text:a xlink:type="simple" xlink:href="#__RefHeading___Toc10_1527933367%20Copy%202" text:style-name="Index_20_Link" text:visited-style-name="Index_20_Link">Mathematics<text:tab/>6</text:a></text:p>
          <text:p text:style-name="P3"><text:a xlink:type="simple" xlink:href="#__RefHeading___Toc12_1527933367%20Copy%202" text:style-name="Index_20_Link" text:visited-style-name="Index_20_Link">Code<text:tab/>6</text:a></text:p>
          <text:p text:style-name="P3"><text:a xlink:type="simple" xlink:href="#__RefHeading___Toc14_1527933367%20Copy%202" text:style-name="Index_20_Link" text:visited-style-name="Index_20_Link">External Links<text:tab/>6</text:a></text:p>
          <text:p text:style-name="P1"><text:a xlink:type="simple" xlink:href="#__RefHeading___Toc5_1527933367%20Copy%203" text:style-name="Index_20_Link" text:visited-style-name="Index_20_Link">Complex Number<text:tab/>7</text:a></text:p>
          <text:p text:style-name="P2"><text:a xlink:type="simple" xlink:href="#__RefHeading___Toc8_1527933367%20Copy%203" text:style-name="Index_20_Link" text:visited-style-name="Index_20_Link">Specific Design<text:tab/>7</text:a></text:p>
          <text:p text:style-name="P3"><text:a xlink:type="simple" xlink:href="#__RefHeading___Toc10_1527933367%20Copy%203" text:style-name="Index_20_Link" text:visited-style-name="Index_20_Link">Mathematics<text:tab/>7</text:a></text:p>
          <text:p text:style-name="P3"><text:a xlink:type="simple" xlink:href="#__RefHeading___Toc12_1527933367%20Copy%203" text:style-name="Index_20_Link" text:visited-style-name="Index_20_Link">Code<text:tab/>7</text:a></text:p>
          <text:p text:style-name="P3"><text:a xlink:type="simple" xlink:href="#__RefHeading___Toc14_1527933367%20Copy%203" text:style-name="Index_20_Link" text:visited-style-name="Index_20_Link">External Links<text:tab/>7</text:a></text:p>
          <text:p text:style-name="P1"><text:a xlink:type="simple" xlink:href="#__RefHeading___Toc5_1527933367%20Copy%204" text:style-name="Index_20_Link" text:visited-style-name="Index_20_Link">The Fifth One<text:tab/>8</text:a></text:p>
          <text:p text:style-name="P2"><text:a xlink:type="simple" xlink:href="#__RefHeading___Toc8_1527933367%20Copy%204" text:style-name="Index_20_Link" text:visited-style-name="Index_20_Link">Specific Design<text:tab/>8</text:a></text:p>
          <text:p text:style-name="P3"><text:a xlink:type="simple" xlink:href="#__RefHeading___Toc10_1527933367%20Copy%204" text:style-name="Index_20_Link" text:visited-style-name="Index_20_Link">Mathematics<text:tab/>8</text:a></text:p>
          <text:p text:style-name="P3"><text:a xlink:type="simple" xlink:href="#__RefHeading___Toc12_1527933367%20Copy%204" text:style-name="Index_20_Link" text:visited-style-name="Index_20_Link">Code<text:tab/>8</text:a></text:p>
          <text:p text:style-name="P3"><text:a xlink:type="simple" xlink:href="#__RefHeading___Toc14_1527933367%20Copy%204" text:style-name="Index_20_Link" text:visited-style-name="Index_20_Link">External Links<text:tab/>8</text:a></text:p>
          <text:p text:style-name="P1"><text:a xlink:type="simple" xlink:href="#__RefHeading___Toc451_416466450" text:style-name="Index_20_Link" text:visited-style-name="Index_20_Link">Download<text:tab/>9</text:a></text:p>
          <text:p text:style-name="P2"><text:a xlink:type="simple" xlink:href="#__RefHeading___Toc453_416466450" text:style-name="Index_20_Link" text:visited-style-name="Index_20_Link">Playdate<text:tab/>9</text:a></text:p>
          <text:p text:style-name="P2"><text:a xlink:type="simple" xlink:href="#__RefHeading___Toc455_416466450" text:style-name="Index_20_Link" text:visited-style-name="Index_20_Link">Windows, MacOS, or Linux<text:tab/>9</text:a></text:p>
          <text:p text:style-name="P2"><text:a xlink:type="simple" xlink:href="#__RefHeading___Toc453_416466450%20Copy%201" text:style-name="Index_20_Link" text:visited-style-name="Index_20_Link">Git Repository<text:tab/>9</text:a></text:p>
          <text:p text:style-name="P1"><text:a xlink:type="simple" xlink:href="#__RefHeading___Toc457_416466450" text:style-name="Index_20_Link" text:visited-style-name="Index_20_Link">References<text:tab/>10</text:a></text:p>
        </text:index-body>
      </text:table-of-content>
      <text:p text:style-name="P6"/>
      <text:h text:style-name="P18" text:outline-level="1"><text:bookmark-start text:name="__RefHeading___Toc5_1527933367"/>Recursion<text:bookmark-end text:name="__RefHeading___Toc5_1527933367"/></text:h>
      <text:h text:style-name="P24" text:outline-level="2">Koch Curve</text:h>
      <text:p text:style-name="P6">Image</text:p>
      <text:p text:style-name="P16">First described by Helge von Koch in 1904, <text:line-break/><text:span text:style-name="T6">It was later known as the fracture at the edge of the Universe!</text:span></text:p>
      <text:h text:style-name="P25" text:outline-level="3"><text:bookmark-start text:name="__RefHeading___Toc10_1527933367"/>Mathematics<text:bookmark-end text:name="__RefHeading___Toc10_1527933367"/></text:h>
      <text:p text:style-name="P6">The Math Stuff</text:p>
      <text:h text:style-name="P25" text:outline-level="3"><text:bookmark-start text:name="__RefHeading___Toc12_1527933367"/>Code<text:bookmark-end text:name="__RefHeading___Toc12_1527933367"/></text:h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reformatted_20_Text">SQRT3_OVER_2 = 0.86602540378</text:p>
            <text:p text:style-name="Preformatted_20_Text"/>
            <text:p text:style-name="Preformatted_20_Text"/>
            <text:p text:style-name="Preformatted_20_Text">function RenderKoch(x1, y1, x5, y5, depth)</text:p>
            <text:p text:style-name="Preformatted_20_Text"><text:tab/>if depth == 0 then</text:p>
            <text:p text:style-name="Preformatted_20_Text"><text:s text:c="4"/><text:tab/> <text:s text:c="3"/>DrawLine(x1, y1, x5, y5)</text:p>
            <text:p text:style-name="Preformatted_20_Text"><text:s text:c="4"/><text:tab/> <text:s text:c="3"/>return</text:p>
            <text:p text:style-name="Preformatted_20_Text"><text:tab/>End</text:p>
            <text:p text:style-name="Preformatted_20_Text"/>
            <text:p text:style-name="Preformatted_20_Text"><text:tab/>local p2x = Lerp(x1, x5, 1/3)</text:p>
            <text:p text:style-name="Preformatted_20_Text"><text:tab/>local p2y = Lerp(y1, y5, 1/3)</text:p>
            <text:p text:style-name="Preformatted_20_Text"/>
            <text:p text:style-name="Preformatted_20_Text"><text:tab/>local p4x = Lerp(x1, x5, 2/3)</text:p>
            <text:p text:style-name="Preformatted_20_Text"><text:tab/>local p4y = Lerp(y1, y5, 2/3)</text:p>
            <text:p text:style-name="Preformatted_20_Text"/>
            <text:p text:style-name="Preformatted_20_Text"><text:tab/>local p3x = Lerp(x1, x5, 1/2) + (SQRT_3_OVER_2 * (p4y - p2y))</text:p>
            <text:p text:style-name="Preformatted_20_Text"><text:tab/>local p3y = Lerp(y1, y5, 1/2) - (SQRT_3_OVER_2 * (p4x - p2x))</text:p>
            <text:p text:style-name="Preformatted_20_Text"/>
            <text:p text:style-name="Preformatted_20_Text"><text:tab/>RenderKoch(x1, y1, p2x, p2y, depth - 1)</text:p>
            <text:p text:style-name="Preformatted_20_Text"><text:tab/>RenderKoch(p2x, p2y, p3x, p3y, depth - 1)</text:p>
            <text:p text:style-name="Preformatted_20_Text"><text:tab/>RenderKoch(p3x, p3y, p4x, p4y, depth - 1)</text:p>
            <text:p text:style-name="Preformatted_20_Text"><text:tab/>RenderKoch(p4x, p4y, x5, y5, depth - 1)</text:p>
            <text:p text:style-name="Preformatted_20_Text">end</text:p>
            <text:p text:style-name="Preformatted_20_Text"/>
            <text:p text:style-name="Preformatted_20_Text">function Lerp(a, b, t)</text:p>
            <text:p text:style-name="Preformatted_20_Text"><text:tab/>return a + (b - a) * t</text:p>
            <text:p text:style-name="Preformatted_20_Text">end</text:p>
          </table:table-cell>
        </table:table-row>
      </table:table>
      <text:h text:style-name="Heading_20_3" text:outline-level="3"><text:bookmark-start text:name="__RefHeading___Toc14_1527933367"/><text:span text:style-name="T1">External </text:span>Links<text:bookmark-end text:name="__RefHeading___Toc14_1527933367"/></text:h>
      <text:p text:style-name="P10">Links</text:p>
      <text:p text:style-name="P10"/>
      <text:h text:style-name="P20" text:outline-level="1"><text:bookmark-start text:name="__RefHeading___Toc5_1527933367 Copy 1"/>L-System<text:bookmark-end text:name="__RefHeading___Toc5_1527933367 Copy 1"/></text:h>
      <text:h text:style-name="P22" text:outline-level="2"><text:bookmark-start text:name="__RefHeading___Toc8_1527933367 Copy 1"/>Specific Design<text:bookmark-end text:name="__RefHeading___Toc8_1527933367 Copy 1"/></text:h>
      <text:p text:style-name="P7">Image</text:p>
      <text:p text:style-name="P5">Subtitle of the Image</text:p>
      <text:h text:style-name="P25" text:outline-level="3"><text:bookmark-start text:name="__RefHeading___Toc10_1527933367 Copy 1"/>Mathematics<text:bookmark-end text:name="__RefHeading___Toc10_1527933367 Copy 1"/></text:h>
      <text:p text:style-name="P7">The Math Stuff</text:p>
      <text:h text:style-name="P25" text:outline-level="3"><text:bookmark-start text:name="__RefHeading___Toc12_1527933367 Copy 1"/>Code<text:bookmark-end text:name="__RefHeading___Toc12_1527933367 Copy 1"/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">Words</text:p>
          </table:table-cell>
        </table:table-row>
      </table:table>
      <text:h text:style-name="P27" text:outline-level="3"><text:bookmark-start text:name="__RefHeading___Toc14_1527933367 Copy 1"/><text:span text:style-name="T1">External </text:span>Links<text:bookmark-end text:name="__RefHeading___Toc14_1527933367 Copy 1"/></text:h>
      <text:p text:style-name="P10">Links</text:p>
      <text:p text:style-name="P10"/>
      <text:h text:style-name="P20" text:outline-level="1"><text:bookmark-start text:name="__RefHeading___Toc5_1527933367 Copy 2"/>Iterative Function System<text:bookmark-end text:name="__RefHeading___Toc5_1527933367 Copy 2"/></text:h>
      <text:h text:style-name="P22" text:outline-level="2"><text:bookmark-start text:name="__RefHeading___Toc8_1527933367 Copy 2"/>Specific Design<text:bookmark-end text:name="__RefHeading___Toc8_1527933367 Copy 2"/></text:h>
      <text:p text:style-name="P7">Image</text:p>
      <text:p text:style-name="P5">Subtitle of the Image</text:p>
      <text:h text:style-name="P25" text:outline-level="3"><text:bookmark-start text:name="__RefHeading___Toc10_1527933367 Copy 2"/>Mathematics<text:bookmark-end text:name="__RefHeading___Toc10_1527933367 Copy 2"/></text:h>
      <text:p text:style-name="P7">The Math Stuff</text:p>
      <text:h text:style-name="P26" text:outline-level="3"><text:bookmark-start text:name="__RefHeading___Toc12_1527933367 Copy 2"/>Code<text:bookmark-end text:name="__RefHeading___Toc12_1527933367 Copy 2"/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Words</text:p>
          </table:table-cell>
        </table:table-row>
      </table:table>
      <text:h text:style-name="P28" text:outline-level="3"><text:bookmark-start text:name="__RefHeading___Toc14_1527933367 Copy 2"/><text:span text:style-name="T1">External </text:span>Links<text:bookmark-end text:name="__RefHeading___Toc14_1527933367 Copy 2"/></text:h>
      <text:p text:style-name="P10">Links</text:p>
      <text:p text:style-name="P10"/>
      <text:h text:style-name="P20" text:outline-level="1"><text:bookmark-start text:name="__RefHeading___Toc5_1527933367 Copy 3"/>Complex Number<text:bookmark-end text:name="__RefHeading___Toc5_1527933367 Copy 3"/></text:h>
      <text:h text:style-name="P22" text:outline-level="2"><text:bookmark-start text:name="__RefHeading___Toc8_1527933367 Copy 3"/>Specific Design<text:bookmark-end text:name="__RefHeading___Toc8_1527933367 Copy 3"/></text:h>
      <text:p text:style-name="P7">Image</text:p>
      <text:p text:style-name="P5">Subtitle of the Image</text:p>
      <text:h text:style-name="P25" text:outline-level="3"><text:bookmark-start text:name="__RefHeading___Toc10_1527933367 Copy 3"/>Mathematics<text:bookmark-end text:name="__RefHeading___Toc10_1527933367 Copy 3"/></text:h>
      <text:p text:style-name="P7">The Math Stuff</text:p>
      <text:h text:style-name="P26" text:outline-level="3"><text:bookmark-start text:name="__RefHeading___Toc12_1527933367 Copy 3"/>Code<text:bookmark-end text:name="__RefHeading___Toc12_1527933367 Copy 3"/></text:h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4">Words</text:p>
          </table:table-cell>
        </table:table-row>
      </table:table>
      <text:h text:style-name="P28" text:outline-level="3"><text:bookmark-start text:name="__RefHeading___Toc14_1527933367 Copy 3"/><text:span text:style-name="T1">External </text:span>Links<text:bookmark-end text:name="__RefHeading___Toc14_1527933367 Copy 3"/></text:h>
      <text:p text:style-name="P10">Links</text:p>
      <text:p text:style-name="P10"/>
      <text:h text:style-name="P19" text:outline-level="1" text:is-list-header="true"><text:bookmark-start text:name="__RefHeading___Toc5_1527933367 Copy 4"/><text:span text:style-name="T3">The </text:span><text:span text:style-name="T2">Fifth One</text:span><text:bookmark-end text:name="__RefHeading___Toc5_1527933367 Copy 4"/></text:h>
      <text:h text:style-name="P22" text:outline-level="2"><text:bookmark-start text:name="__RefHeading___Toc8_1527933367 Copy 4"/>Specific Design<text:bookmark-end text:name="__RefHeading___Toc8_1527933367 Copy 4"/></text:h>
      <text:p text:style-name="P7">Image</text:p>
      <text:p text:style-name="P5">Subtitle of the Image</text:p>
      <text:h text:style-name="P25" text:outline-level="3"><text:bookmark-start text:name="__RefHeading___Toc10_1527933367 Copy 4"/>Mathematics<text:bookmark-end text:name="__RefHeading___Toc10_1527933367 Copy 4"/></text:h>
      <text:p text:style-name="P7">The Math Stuff</text:p>
      <text:h text:style-name="P26" text:outline-level="3"><text:bookmark-start text:name="__RefHeading___Toc12_1527933367 Copy 4"/>Code<text:bookmark-end text:name="__RefHeading___Toc12_1527933367 Copy 4"/></text:h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Words</text:p>
          </table:table-cell>
        </table:table-row>
      </table:table>
      <text:h text:style-name="P28" text:outline-level="3"><text:bookmark-start text:name="__RefHeading___Toc14_1527933367 Copy 4"/><text:span text:style-name="T1">External </text:span>Links<text:bookmark-end text:name="__RefHeading___Toc14_1527933367 Copy 4"/></text:h>
      <text:p text:style-name="P10">Links</text:p>
      <text:p text:style-name="P10"/>
      <text:h text:style-name="P21" text:outline-level="1"><text:bookmark-start text:name="__RefHeading___Toc451_416466450"/>Download<text:bookmark-end text:name="__RefHeading___Toc451_416466450"/></text:h>
      <text:h text:style-name="Heading_20_2" text:outline-level="2"><text:bookmark-start text:name="__RefHeading___Toc453_416466450"/>Playdate<text:bookmark-end text:name="__RefHeading___Toc453_416466450"/></text:h>
      <text:p text:style-name="P15">Instructions</text:p>
      <text:h text:style-name="Heading_20_2" text:outline-level="2"><text:bookmark-start text:name="__RefHeading___Toc455_416466450"/>Windows, MacOS, or Linux<text:bookmark-end text:name="__RefHeading___Toc455_416466450"/></text:h>
      <text:p text:style-name="P15">Instructions</text:p>
      <text:h text:style-name="P23" text:outline-level="2"><text:bookmark-start text:name="__RefHeading___Toc453_416466450 Copy 1"/>Git Repository<text:bookmark-end text:name="__RefHeading___Toc453_416466450 Copy 1"/></text:h>
      <text:p text:style-name="P13">Blep</text:p>
      <text:h text:style-name="P21" text:outline-level="1"><text:bookmark-start text:name="__RefHeading___Toc457_416466450"/>References<text:bookmark-end text:name="__RefHeading___Toc457_416466450"/></text:h>
      <text:p text:style-name="P11">Playdate SDK - <text:a xlink:type="simple" xlink:href="https://play.date/dev/" text:style-name="Internet_20_link" text:visited-style-name="Visited_20_Internet_20_Link">https://play.date/dev/</text:a></text:p>
      <text:p text:style-name="P12"><text:span text:style-name="T4">Inside Playdate SDK Documentation - </text:span><text:a xlink:type="simple" xlink:href="https://sdk.play.date/2.7.1/Inside%20Playdate.html" text:style-name="Internet_20_link" text:visited-style-name="Visited_20_Internet_20_Link"><text:span text:style-name="T4">https://sdk.play.date/2.7.1/Inside%20Playdate.html</text:span></text:a></text:p>
      <text:p text:style-name="P11">Koch Snowflake - <text:a xlink:type="simple" xlink:href="https://en.wikipedia.org/wiki/Koch_snowflake" text:style-name="Internet_20_link" text:visited-style-name="Visited_20_Internet_20_Link">https://en.wikipedia.org/wiki/Koch_snowflake</text:a></text:p>
      <text:p text:style-name="P11">L-Systems - <text:a xlink:type="simple" xlink:href="https://en.wikipedia.org/wiki/L-system" text:style-name="Internet_20_link" text:visited-style-name="Visited_20_Internet_20_Link">https://en.wikipedia.org/wiki/L-system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Liberation Sans"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align="center" style:justify-single-word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21:09:36.944428136</meta:creation-date>
    <dc:date>2025-04-27T01:13:46.217057593</dc:date>
    <meta:editing-duration>PT1H17M46S</meta:editing-duration>
    <meta:editing-cycles>13</meta:editing-cycles>
    <meta:generator>LibreOffice/24.2.7.2$Linux_X86_64 LibreOffice_project/420$Build-2</meta:generator>
    <meta:document-statistic meta:table-count="5" meta:image-count="0" meta:object-count="0" meta:page-count="10" meta:paragraph-count="121" meta:word-count="347" meta:character-count="2102" meta:non-whitespace-character-count="1844"/>
  </office:meta>
</office:document-meta>
</file>